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00" draw:opacity="10%" draw:textarea-horizontal-align="justify" draw:textarea-vertical-align="top" draw:auto-grow-height="false" fo:min-height="6.166cm" fo:min-width="4.916cm" draw:shadow-opacity="10%"/>
    </style:style>
    <style:style style:name="gr2" style:family="graphic" style:parent-style-name="standard">
      <style:graphic-properties draw:fill="solid" draw:fill-color="#ff3300" draw:opacity="10%" draw:textarea-horizontal-align="justify" draw:textarea-vertical-align="top" draw:auto-grow-height="false" fo:min-height="8.666cm" fo:min-width="4.916cm" draw:shadow-opacity="10%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4.306cm"/>
    </style:style>
    <style:style style:name="gr4" style:family="graphic" style:parent-style-name="standard">
      <style:graphic-properties draw:textarea-horizontal-align="justify" draw:textarea-vertical-align="middle" draw:auto-grow-height="false" fo:min-height="2.458cm" fo:min-width="4.208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611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solid" draw:fill-color="#ff3300" draw:opacity="10%"/>
      <style:paragraph-properties fo:text-align="center">
        <style:tab-stops/>
      </style:paragraph-properties>
      <style:text-properties fo:font-size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center"/>
      <style:text-properties fo:font-size="15pt" fo:background-color="transparent" style:font-size-asian="18pt" style:font-size-complex="18pt"/>
    </style:style>
    <style:style style:name="P6" style:family="paragraph"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T1" style:family="text">
      <style:text-properties fo:font-size="15pt"/>
    </style:style>
    <style:style style:name="T2" style:family="text">
      <style:text-properties fo:font-size="15pt" fo:background-color="transparent" style:font-size-asian="18pt" style:font-size-complex="18pt"/>
    </style:style>
    <style:style style:name="T3" style:family="text">
      <style:text-properties fo:font-size="15pt" style:font-size-asian="18pt" style:font-size-complex="18pt"/>
    </style:style>
    <style:style style:name="T4" style:family="text">
      <style:text-properties fo:font-size="24pt" fo:background-color="transparen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7cm" svg:x="1.5cm" svg:y="3.5cm">
          <text:p text:style-name="P1"><text:span text:style-name="T1">Trigger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cm" svg:height="9.5cm" svg:x="2cm" svg:y="18.5cm">
          <text:p text:style-name="P1"><text:span text:style-name="T1">Trigger Deplo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5cm" svg:height="2cm" svg:x="2cm" svg:y="5cm">
          <text:p text:style-name="P3"><text:span text:style-name="T1">Manual trigger nubis-builder</text:span></text:p>
          <text:p text:style-name="P3"><text:span text:style-name="T1">(sandbox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5cm" svg:height="2cm" svg:x="2cm" svg:y="7.5cm">
          <text:p text:style-name="P3"><text:span text:style-name="T2">Git commit to deployment repo</text:span></text:p>
          <text:p text:style-name="P3"><text:span text:style-name="T2">(stage onl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" draw:id="id7" draw:layer="layout" svg:width="5cm" svg:height="2cm" svg:x="8.5cm" svg:y="6cm">
          <text:p text:style-name="P3"><text:span text:style-name="T1">CI runs nubis-builder to build new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5cm" svg:height="2cm" svg:x="14cm" svg:y="6cm">
          <text:p text:style-name="P3"><text:span text:style-name="T1">Nubis-builder looks up latest nubis-base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5cm" svg:height="2cm" svg:x="2cm" svg:y="14cm">
          <text:p text:style-name="P3"><text:span text:style-name="T1">Packer starts instance using base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5cm" svg:height="3cm" svg:x="8cm" svg:y="13.5cm">
          <text:p text:style-name="P3"><text:span text:style-name="T1">Packer runs puppet to configure in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cm" svg:height="2cm" svg:x="14cm" svg:y="14cm">
          <text:p text:style-name="P3"><text:span text:style-name="T1">Nubis-builder returns new image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5cm" svg:height="2cm" svg:x="2.5cm" svg:y="20cm">
          <text:p text:style-name="P3"><text:span text:style-name="T1">Manual trigger</text:span></text:p>
          <text:p text:style-name="P3"><text:span text:style-name="T1">(sandbox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cm" svg:height="2cm" svg:x="2.5cm" svg:y="22.5cm">
          <text:p text:style-name="P3"><text:span text:style-name="T1">CI auto-trigger on successful image build (stage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5cm" svg:height="3cm" svg:x="8.5cm" svg:y="22cm">
          <text:p text:style-name="P3"><text:span text:style-name="T1">Terraform updates application deploy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1" draw:id="id11" draw:layer="layout" svg:width="5cm" svg:height="2cm" svg:x="14.5cm" svg:y="22.5cm">
          <text:p text:style-name="P3"><text:span text:style-name="T1">CI runs tests</text:span></text:p>
          <text:p text:style-name="P3"><text:span text:style-name="T1">(stage and prod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0" draw:id="id10" draw:layer="layout" svg:width="5cm" svg:height="2cm" svg:x="2.5cm" svg:y="25cm">
          <text:p text:style-name="P3"><text:span text:style-name="T3">CI manual trigger for promotion job</text:span></text:p>
          <text:p text:style-name="P3"><text:span text:style-name="T3">(prod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line-skew="0cm 0.999cm 0.001cm" svg:x1="19cm" svg:y1="7cm" svg:x2="2cm" svg:y2="15cm" draw:start-shape="id1" draw:start-glue-point="1" draw:end-shape="id2" draw:end-glue-point="3" svg:d="M19000 7000h502v5000h-18002v3000h500" svg:viewBox="0 0 18003 8001">
          <text:p/>
        </draw:connector>
        <draw:connector draw:style-name="gr5" draw:text-style-name="P7" draw:layer="layout" draw:line-skew="0cm -1.251cm -0.499cm" svg:x1="19cm" svg:y1="15cm" svg:x2="2.5cm" svg:y2="23.5cm" draw:start-shape="id3" draw:start-glue-point="1" draw:end-shape="id4" draw:end-glue-point="3" svg:d="M19000 15000h502v3000h-18002v5500h1000" svg:viewBox="0 0 18003 8501">
          <text:p/>
        </draw:connector>
        <draw:connector draw:style-name="gr5" draw:text-style-name="P7" draw:layer="layout" svg:x1="7cm" svg:y1="15cm" svg:x2="8cm" svg:y2="15cm" draw:start-shape="id2" draw:start-glue-point="1" draw:end-shape="id5" draw:end-glue-point="3" svg:d="M7000 15000h1000" svg:viewBox="0 0 1001 1">
          <text:p/>
        </draw:connector>
        <draw:connector draw:style-name="gr5" draw:text-style-name="P7" draw:layer="layout" svg:x1="13cm" svg:y1="15cm" svg:x2="14cm" svg:y2="15cm" draw:start-shape="id5" draw:start-glue-point="1" draw:end-shape="id3" draw:end-glue-point="3" svg:d="M13000 15000h1000" svg:viewBox="0 0 1001 1">
          <text:p/>
        </draw:connector>
        <draw:connector draw:style-name="gr5" draw:text-style-name="P7" draw:layer="layout" svg:x1="7cm" svg:y1="8.5cm" svg:x2="8.5cm" svg:y2="7cm" draw:start-shape="id6" draw:start-glue-point="1" draw:end-shape="id7" draw:end-glue-point="3" svg:d="M7000 8500h751v-1500h749" svg:viewBox="0 0 1501 1501">
          <text:p/>
        </draw:connector>
        <draw:connector draw:style-name="gr5" draw:text-style-name="P7" draw:layer="layout" svg:x1="13.5cm" svg:y1="7cm" svg:x2="14cm" svg:y2="7cm" draw:start-shape="id7" draw:start-glue-point="1" draw:end-shape="id1" draw:end-glue-point="3" svg:d="M13500 7000h500" svg:viewBox="0 0 501 1">
          <text:p/>
        </draw:connector>
        <draw:connector draw:style-name="gr5" draw:text-style-name="P7" draw:layer="layout" svg:x1="7.5cm" svg:y1="21cm" svg:x2="11cm" svg:y2="22cm" draw:start-shape="id8" draw:start-glue-point="1" draw:end-shape="id9" svg:d="M7500 21000h3500v1000" svg:viewBox="0 0 3501 1001">
          <text:p/>
        </draw:connector>
        <draw:connector draw:style-name="gr5" draw:text-style-name="P7" draw:layer="layout" svg:x1="7.5cm" svg:y1="23.5cm" svg:x2="8.5cm" svg:y2="23.5cm" draw:start-shape="id4" draw:start-glue-point="1" draw:end-shape="id9" draw:end-glue-point="3" svg:d="M7500 23500h1000" svg:viewBox="0 0 1001 1">
          <text:p/>
        </draw:connector>
        <draw:connector draw:style-name="gr5" draw:text-style-name="P7" draw:layer="layout" svg:x1="7.5cm" svg:y1="26cm" svg:x2="11cm" svg:y2="25cm" draw:start-shape="id10" draw:start-glue-point="1" draw:end-shape="id9" svg:d="M7500 26000h3500v-1000" svg:viewBox="0 0 3501 1001">
          <text:p/>
        </draw:connector>
        <draw:connector draw:style-name="gr5" draw:text-style-name="P7" draw:layer="layout" svg:x1="13.5cm" svg:y1="23.5cm" svg:x2="14.5cm" svg:y2="23.5cm" draw:start-shape="id9" draw:start-glue-point="1" draw:end-shape="id11" draw:end-glue-point="3" svg:d="M13500 23500h1000" svg:viewBox="0 0 1001 1">
          <text:p/>
        </draw:connector>
        <draw:frame draw:style-name="gr6" draw:text-style-name="P8" draw:layer="layout" svg:width="11.111cm" svg:height="1.195cm" svg:x="5.5cm" svg:y="1.5cm">
          <draw:text-box>
            <text:p><text:span text:style-name="T4">Nubis Deployment Workflow</text:span></text:p>
          </draw:text-box>
        </draw:frame>
        <draw:connector draw:style-name="gr5" draw:text-style-name="P7" draw:layer="layout" draw:line-skew="-2.501cm 0.001cm" svg:x1="7cm" svg:y1="6cm" svg:x2="16.5cm" svg:y2="6cm" draw:start-shape="id12" draw:start-glue-point="1" draw:end-shape="id1" draw:end-glue-point="0" svg:d="M7000 6000h1000v-500h8500v500" svg:viewBox="0 0 95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0M1S</meta:editing-duration>
    <meta:editing-cycles>10</meta:editing-cycles>
    <meta:generator>LibreOffice/5.1.4.2$Linux_X86_64 LibreOffice_project/10m0$Build-2</meta:generator>
    <dc:date>2016-09-07T09:36:07.137611405</dc:date>
    <meta:document-statistic meta:object-count="26"/>
  </office:meta>
</office:document-meta>
</file>